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0D8000011D900000B929649D27B.wmf"/>
  <manifest:file-entry manifest:media-type="image/jpeg" manifest:full-path="Pictures/10000000000001580000002BD48DCE97.jpg"/>
  <manifest:file-entry manifest:media-type="" manifest:full-path="Pictures/"/>
  <manifest:file-entry manifest:media-type="text/xml" manifest:full-path="content.xml"/>
  <manifest:file-entry manifest:media-type="application/vnd.sun.star.oleobject" manifest:full-path="Obj100"/>
  <manifest:file-entry manifest:media-type="" manifest:full-path="ObjectReplacements/Obj100"/>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none" draw:textarea-vertical-align="middle" draw:auto-grow-height="false"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gr3"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gr4"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5cm" draw:visible-area-height="5cm" draw:ole-draw-aspect="1"/>
    </style:style>
    <style:style style:name="gr6" style:family="graphic" style:parent-style-name="standard">
      <style:graphic-properties draw:stroke="solid" svg:stroke-width="0.159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3cm"/>
    </style:style>
    <style:style style:name="pr2"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3" style:family="presentation" style:parent-style-name="Default-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_20_1-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7"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8" style:family="presentation" style:parent-style-name="Default_20_2-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9" style:family="presentation" style:parent-style-name="Default_20_2-notes">
      <style:graphic-properties draw:fill-color="#ffffff" fo:min-height="12.573cm"/>
    </style:style>
    <style:style style:name="P1" style:family="paragraph">
      <style:paragraph-properties style:font-independent-line-spacing="true"/>
      <style:text-properties fo:font-size="18pt"/>
    </style:style>
    <style:style style:name="P2" style:family="paragraph">
      <style:paragraph-properties fo:margin-top="0cm" fo:margin-bottom="0cm" fo:text-align="center" style:punctuation-wrap="simple"/>
      <style:text-properties fo:font-size="18pt"/>
    </style:style>
    <style:style style:name="P3" style:family="paragraph">
      <style:paragraph-properties fo:margin-top="0cm" fo:margin-bottom="0cm" fo:text-align="start" style:punctuation-wrap="simple"/>
      <style:text-properties fo:font-size="18pt"/>
    </style:style>
    <style:style style:name="P4" style:family="paragraph">
      <style:paragraph-properties fo:text-align="center"/>
      <style:text-properties fo:font-size="18pt"/>
    </style:style>
    <style:style style:name="P5" style:family="paragraph">
      <style:paragraph-properties fo:margin-top="0cm" fo:margin-bottom="0cm" fo:text-align="end" style:punctuation-wrap="simple"/>
      <style:text-properties fo:font-size="18pt"/>
    </style:style>
    <style:style style:name="P6" style:family="paragraph">
      <style:paragraph-properties fo:text-align="center" style:font-independent-line-spacing="true"/>
      <style:text-properties fo:font-size="18pt"/>
    </style:style>
    <style:style style:name="P7" style:family="paragraph">
      <style:paragraph-properties fo:margin-top="0.212cm" fo:margin-bottom="0cm" fo:text-align="center" style:punctuation-wrap="simple"/>
      <style:text-properties fo:font-size="18pt"/>
    </style:style>
    <style:style style:name="P8" style:family="paragraph">
      <style:paragraph-properties fo:margin-top="0.847cm" fo:margin-bottom="0cm" fo:text-align="center" style:punctuation-wrap="simple"/>
      <style:text-properties fo:font-size="18pt"/>
    </style:style>
    <style:style style:name="P9" style:family="paragraph">
      <style:paragraph-properties fo:margin-top="0cm" fo:margin-bottom="0cm" fo:text-align="start"/>
      <style:text-properties fo:font-size="18pt"/>
    </style:style>
    <style:style style:name="P10" style:family="paragraph">
      <style:paragraph-properties fo:margin-top="0cm" fo:margin-bottom="0cm" fo:text-align="center" style:punctuation-wrap="simple"/>
    </style:style>
    <style:style style:name="P11"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12" style:family="paragraph">
      <style:paragraph-properties fo:text-align="center" style:font-independent-line-spacing="true"/>
      <style:text-properties fo:font-size="18pt" style:font-size-asian="14pt" style:font-size-complex="14pt"/>
    </style:style>
    <style:style style:name="P13" style:family="paragraph">
      <style:paragraph-properties fo:text-align="end" style:font-independent-line-spacing="true"/>
      <style:text-properties fo:font-size="18pt" style:font-size-asian="14pt" style:font-size-complex="14pt"/>
    </style:style>
    <style:style style:name="P14" style:family="paragraph">
      <style:paragraph-properties fo:margin-left="0cm" fo:margin-right="0cm" fo:margin-top="0cm" fo:margin-bottom="0cm" fo:line-height="100%" fo:text-align="center" fo:text-indent="0cm" style:punctuation-wrap="simple"/>
      <style:text-properties fo:font-size="18pt" fo:hyphenate="false"/>
    </style:style>
    <style:style style:name="P15" style:family="paragraph">
      <style:paragraph-properties fo:margin-left="0cm" fo:margin-right="0cm" fo:margin-top="0.423cm" fo:margin-bottom="0cm" fo:text-align="start" fo:text-indent="0cm" style:punctuation-wrap="simple"/>
      <style:text-properties fo:font-size="18pt"/>
    </style:style>
    <style:style style:name="P16" style:family="paragraph">
      <style:paragraph-properties fo:margin-left="0.953cm" fo:margin-right="0cm" fo:margin-top="0.212cm" fo:margin-bottom="0cm" fo:line-height="100%" fo:text-align="center" fo:text-indent="-0.952cm" style:punctuation-wrap="simple"/>
      <style:text-properties fo:font-size="18pt" fo:hyphenate="false"/>
    </style:style>
    <style:style style:name="P17" style:family="paragraph">
      <style:paragraph-properties fo:margin-left="0cm" fo:margin-right="0cm" fo:margin-top="0.635cm" fo:margin-bottom="0cm" fo:line-height="100%" fo:text-align="start" fo:text-indent="0cm" style:punctuation-wrap="simple"/>
      <style:text-properties fo:font-size="18pt" fo:hyphenate="false"/>
    </style:style>
    <style:style style:name="P18" style:family="paragraph">
      <style:paragraph-properties fo:margin-left="0cm" fo:margin-right="0cm" fo:margin-top="0.635cm" fo:margin-bottom="0cm" fo:text-align="start" fo:text-indent="0cm" style:punctuation-wrap="simple"/>
    </style:style>
    <style:style style:name="P19" style:family="paragraph">
      <style:paragraph-properties fo:margin-left="0cm" fo:margin-right="0cm" fo:margin-top="0.635cm" fo:margin-bottom="0cm" fo:line-height="100%" fo:text-align="justify" fo:text-indent="0cm" style:punctuation-wrap="simple"/>
      <style:text-properties fo:font-size="18pt" fo:hyphenate="false"/>
    </style:style>
    <style:style style:name="P20" style:family="paragraph">
      <style:paragraph-properties fo:margin-left="0cm" fo:margin-right="0cm" fo:margin-top="0.212cm" fo:margin-bottom="0cm" fo:line-height="100%" fo:text-align="justify" fo:text-indent="0cm" style:punctuation-wrap="simple"/>
      <style:text-properties fo:font-size="18pt" fo:hyphenate="false"/>
    </style:style>
    <style:style style:name="P21" style:family="paragraph">
      <style:paragraph-properties fo:margin-left="0cm" fo:margin-right="0cm" fo:margin-top="0.254cm" fo:margin-bottom="0cm" fo:line-height="100%" fo:text-align="justify" fo:text-indent="0cm" style:punctuation-wrap="simple"/>
      <style:text-properties fo:font-size="18pt" fo:hyphenate="false"/>
    </style:style>
    <style:style style:name="P22" style:family="paragraph">
      <style:paragraph-properties fo:margin-left="2.223cm" fo:margin-right="0cm" fo:margin-top="0.423cm" fo:margin-bottom="0cm" fo:line-height="100%" fo:text-align="justify" fo:text-indent="-0.952cm" style:punctuation-wrap="simple"/>
      <style:text-properties fo:font-size="18pt" fo:hyphenate="false"/>
    </style:style>
    <style:style style:name="P23" style:family="paragraph">
      <style:paragraph-properties fo:margin-left="2.064cm" fo:margin-right="0cm" fo:margin-top="0.127cm" fo:margin-bottom="0cm" fo:line-height="100%" fo:text-align="justify" fo:text-indent="-0.793cm" style:punctuation-wrap="simple"/>
      <style:text-properties fo:font-size="18pt" fo:hyphenate="false"/>
    </style:style>
    <style:style style:name="P24" style:family="paragraph">
      <style:paragraph-properties fo:margin-left="0cm" fo:margin-right="0cm" fo:margin-top="0.338cm" fo:margin-bottom="0cm" fo:text-align="start" fo:text-indent="0cm" style:punctuation-wrap="simple"/>
    </style:style>
    <style:style style:name="P25" style:family="paragraph">
      <style:paragraph-properties fo:margin-top="0cm" fo:margin-bottom="0cm" fo:text-align="justify" style:punctuation-wrap="simple"/>
      <style:text-properties fo:font-size="18pt"/>
    </style:style>
    <style:style style:name="P26" style:family="paragraph">
      <style:paragraph-properties fo:margin-left="0cm" fo:margin-right="0cm" fo:margin-top="0.212cm" fo:margin-bottom="0cm" fo:text-align="justify" fo:text-indent="0cm" style:punctuation-wrap="simple"/>
      <style:text-properties fo:font-size="18pt"/>
    </style:style>
    <style:style style:name="T1" style:family="text">
      <style:text-properties fo:color="#000000" style:text-line-through-style="none" fo:font-family="'Bookman Old Style'" style:font-family-generic="roma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line-through-style="none" fo:font-family="'Bookman Old Style'" style:font-family-generic="roma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color="#00000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fo:color="#000000" style:text-line-through-style="none" fo:font-family="'Arial Blac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color="#000000" style:text-line-through-style="none" fo:font-family="'Arial Black'"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0000" style:text-line-through-style="none" fo:font-family="'Arial Blac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002060" style:text-line-through-style="none" fo:font-family="'Arial Black'"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9"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000000" style:text-line-through-style="none" fo:font-family="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1"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2060" style:text-line-through-style="none" fo:font-family="'Arial Blac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3" style:family="text">
      <style:text-properties fo:color="#000000" style:text-line-through-style="none" fo:font-family="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4" style:family="text">
      <style:text-properties fo:color="#002060" style:text-line-through-style="none" fo:font-family="'Arial Black'"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5"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2060" style:text-line-through-style="none" fo:font-family="'Arial Black'" style:font-family-generic="swiss" fo:font-size="54pt" fo:letter-spacing="normal" fo:font-style="normal" style:text-underline-style="none" fo:font-weight="bold" style:font-size-asian="54pt" style:font-style-asian="normal" style:font-weight-asian="bold" style:font-size-complex="5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use-window-font-color="true" fo:font-size="100%"/>
      </text:list-level-style-bullet>
      <text:list-level-style-bullet text:level="2" text:bullet-char="q">
        <style:list-level-properties text:space-before="1.271cm" text:min-label-width="0.793cm"/>
        <style:text-properties fo:font-family="Wingding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StarSymbol" style:use-window-font-color="true" fo:font-size="100%"/>
      </text:list-level-style-bullet>
      <text:list-level-style-number text:level="2" style:num-format="">
        <style:list-level-properties text:space-before="1.271cm" text:min-label-width="0.793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use-window-font-color="true" fo:font-size="100%"/>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13cm" text:min-label-width="1.304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Rectangle 4" draw:style-name="gr1" draw:text-style-name="P1" draw:layer="layout" svg:width="5.599cm" svg:height="2.821cm" svg:x="4.665cm" svg:y="2.88cm">
          <text:p/>
          <draw:enhanced-geometry svg:viewBox="0 0 21600 21600" draw:type="rectangle" draw:enhanced-path="M 0 0 L 21600 0 21600 21600 0 21600 0 0 Z N"/>
        </draw:custom-shape>
        <draw:custom-shape draw:name="Rectangle 5" draw:style-name="gr1" draw:text-style-name="P1" draw:layer="layout" svg:width="5.599cm" svg:height="2.821cm" svg:x="4.665cm" svg:y="5.702cm">
          <text:p/>
          <draw:enhanced-geometry svg:viewBox="0 0 21600 21600" draw:type="rectangle" draw:enhanced-path="M 0 0 L 21600 0 21600 21600 0 21600 0 0 Z N"/>
        </draw:custom-shape>
        <draw:custom-shape draw:name="Rectangle 6" draw:style-name="gr1" draw:text-style-name="P1" draw:layer="layout" svg:width="11.217cm" svg:height="2.821cm" svg:x="10.266cm" svg:y="2.88cm">
          <text:p/>
          <draw:enhanced-geometry svg:viewBox="0 0 21600 21600" draw:type="rectangle" draw:enhanced-path="M 0 0 L 21600 0 21600 21600 0 21600 0 0 Z N"/>
        </draw:custom-shape>
        <draw:custom-shape draw:name="Rectangle 7" draw:style-name="gr1" draw:text-style-name="P1" draw:layer="layout" svg:width="11.217cm" svg:height="2.821cm" svg:x="10.266cm" svg:y="5.702cm">
          <text:p/>
          <draw:enhanced-geometry svg:viewBox="0 0 21600 21600" draw:type="rectangle" draw:enhanced-path="M 0 0 L 21600 0 21600 21600 0 21600 0 0 Z N"/>
        </draw:custom-shape>
        <draw:custom-shape draw:name="Text Box 8" draw:style-name="gr2" draw:text-style-name="P1" draw:layer="layout" svg:width="9.947cm" svg:height="2.792cm" svg:x="10.795cm" svg:y="3.418cm">
          <text:p text:style-name="P2"><text:span text:style-name="T1">EMERGENCY MEASURES RADIO GROUP</text:span></text:p>
          <draw:enhanced-geometry svg:viewBox="0 0 21600 21600" draw:type="rectangle" draw:enhanced-path="M 0 0 L 21600 0 21600 21600 0 21600 0 0 Z N"/>
        </draw:custom-shape>
        <draw:custom-shape draw:name="Text Box 9" draw:style-name="gr3" draw:text-style-name="P1" draw:layer="layout" svg:width="6.17cm" svg:height="1.098cm" svg:x="12.62cm" svg:y="6.584cm">
          <text:p text:style-name="P3"><text:span text:style-name="T1">OTTAWA ARES</text:span></text:p>
          <draw:enhanced-geometry svg:viewBox="0 0 21600 21600" draw:type="rectangle" draw:enhanced-path="M 0 0 L 21600 0 21600 21600 0 21600 0 0 Z N"/>
        </draw:custom-shape>
        <draw:custom-shape draw:name="Text Box 10" draw:style-name="gr3" draw:text-style-name="P1" draw:layer="layout" svg:width="11.424cm" svg:height="0.927cm" svg:x="7.287cm" svg:y="8.524cm">
          <text:p text:style-name="P3"><text:span text:style-name="T2">Two Names - One Group - One Purpose</text:span></text:p>
          <draw:enhanced-geometry svg:viewBox="0 0 21600 21600" draw:type="rectangle" draw:enhanced-path="M 0 0 L 21600 0 21600 21600 0 21600 0 0 Z N"/>
        </draw:custom-shape>
        <draw:frame draw:name="Picture 11" draw:style-name="gr4" draw:text-style-name="P4" draw:layer="layout" svg:width="3.611cm" svg:height="2.341cm" svg:x="5.702cm" svg:y="3.025cm">
          <draw:image xlink:href="Pictures/200000D8000011D900000B929649D27B.wmf" xlink:type="simple" xlink:show="embed" xlink:actuate="onLoad">
            <text:p/>
          </draw:image>
        </draw:frame>
        <draw:frame draw:name="Object 12" draw:style-name="gr5" draw:layer="layout" svg:width="2.327cm" svg:height="2.363cm" svg:x="6.35cm" svg:y="5.79cm">
          <draw:object-ole draw:class-id="00000000-0000-0000-0000-000000000000" xlink:href="./Obj100" xlink:type="simple" xlink:show="embed" xlink:actuate="onLoad"/>
          <draw:image xlink:href="./ObjectReplacements/Obj100" xlink:type="simple" xlink:show="embed" xlink:actuate="onLoad"/>
        </draw:frame>
        <draw:custom-shape draw:name="Text Box 13" draw:style-name="gr2" draw:text-style-name="P1" draw:layer="layout" svg:width="4.232cm" svg:height="0.843cm" svg:x="1.058cm" svg:y="0.878cm">
          <text:p text:style-name="P3"><text:span text:style-name="T3">EMRG-801</text:span></text:p>
          <draw:enhanced-geometry svg:viewBox="0 0 21600 21600" draw:type="rectangle" draw:enhanced-path="M 0 0 L 21600 0 21600 21600 0 21600 0 0 Z N"/>
        </draw:custom-shape>
        <draw:custom-shape draw:name="Text Box 14" draw:style-name="gr2" draw:text-style-name="P1" draw:layer="layout" svg:width="8.84cm" svg:height="0.843cm" svg:x="15.452cm" svg:y="0.878cm">
          <text:p text:style-name="P5"><text:span text:style-name="T3">Self Study Training Course</text:span></text:p>
          <draw:enhanced-geometry svg:viewBox="0 0 21600 21600" draw:type="rectangle" draw:enhanced-path="M 0 0 L 21600 0 21600 21600 0 21600 0 0 Z N"/>
        </draw:custom-shape>
        <draw:line draw:name="Line 15" draw:style-name="gr6" draw:text-style-name="P6" draw:layer="layout" svg:x1="1.058cm" svg:y1="2.116cm" svg:x2="24.293cm" svg:y2="2.116cm">
          <text:p/>
        </draw:line>
        <draw:custom-shape draw:name="Text Box 16" draw:style-name="gr2" draw:text-style-name="P1" draw:layer="layout" svg:width="23.234cm" svg:height="3.976cm" svg:x="1.058cm" svg:y="10.795cm">
          <text:p text:style-name="P7"><text:span text:style-name="T4">IMS For Amateur Radio</text:span></text:p>
          <text:p text:style-name="P8"><text:span text:style-name="T5">Introduction</text:span></text:p>
          <draw:enhanced-geometry svg:viewBox="0 0 21600 21600" draw:type="rectangle" draw:enhanced-path="M 0 0 L 21600 0 21600 21600 0 21600 0 0 Z N"/>
        </draw:custom-shape>
        <draw:custom-shape draw:name="Rectangle 20" draw:style-name="gr1" draw:text-style-name="P1" draw:layer="layout" svg:width="23.234cm" svg:height="0.877cm" svg:x="1.058cm" svg:y="17.573cm">
          <text:p/>
          <draw:enhanced-geometry svg:viewBox="0 0 21600 21600" draw:type="rectangle" draw:enhanced-path="M 0 0 L 21600 0 21600 21600 0 21600 0 0 Z N"/>
        </draw:custom-shape>
        <draw:custom-shape draw:name="Text Box 22" draw:style-name="gr3" draw:text-style-name="P1" draw:layer="layout" svg:width="8.084cm" svg:height="0.843cm" svg:x="1.066cm" svg:y="17.573cm">
          <text:p text:style-name="P9"><text:span text:style-name="T6">Date Of Last Change: <text:s/>2011-04-02</text:span></text:p>
          <draw:enhanced-geometry svg:viewBox="0 0 21600 21600" draw:type="rectangle" draw:enhanced-path="M 0 0 L 21600 0 21600 21600 0 21600 0 0 Z N"/>
        </draw:custom-shape>
        <draw:custom-shape draw:name="Text Box 24" draw:style-name="gr3" draw:text-style-name="P1" draw:layer="layout" svg:width="3.266cm" svg:height="0.843cm" svg:x="20.748cm" svg:y="17.604cm">
          <text:p text:style-name="P9"><text:span text:style-name="T6">Version: <text:s/>0.1</text:span></text:p>
          <draw:enhanced-geometry svg:viewBox="0 0 21600 21600" draw:type="rectangle" draw:enhanced-path="M 0 0 L 21600 0 21600 21600 0 21600 0 0 Z N"/>
        </draw:custom-shape>
        <draw:custom-shape draw:name="Text Box 22" draw:style-name="gr3" draw:text-style-name="P1" draw:layer="layout" svg:width="9.125cm" svg:height="0.843cm" svg:x="1.081cm" svg:y="16.717cm">
          <text:p text:style-name="P9"><text:span text:style-name="T6">Prepared By: Peter Gamble – VE3BQP</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draw:frame draw:name="Title 5" presentation:style-name="pr2" draw:text-style-name="P1" draw:layer="layout" svg:width="21.589cm" svg:height="12.276cm" svg:x="1.905cm" svg:y="2.54cm" presentation:class="title" presentation:user-transformed="true">
          <draw:text-box>
            <text:p text:style-name="P10"><text:span text:style-name="T7">There is only one Incident Management System (IMS), which is used by everyone, including Amateur Radio. </text:span><text:span text:style-name="T7"><text:line-break/></text:span><text:span text:style-name="T7"><text:line-break/></text:span><text:span text:style-name="T7">This set of documentation explains how to apply the standard IMS to Amateur Radio activities.</text:span><text:span text:style-name="T7"><text:line-break/></text:span><text:span text:style-name="T7"/></text:p>
          </draw:text-box>
        </draw:frame>
        <draw:frame draw:name="Footer Placeholder 3" presentation:style-name="pr3"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4" presentation:style-name="pr3"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presentation:notes draw:style-name="dp2">
          <draw:page-thumbnail draw:style-name="gr7"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draw:page draw:name="page3" draw:style-name="dp1" draw:master-page-name="Default_20_1">
        <draw:frame draw:name="Footer Placeholder 1" presentation:style-name="pr4"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4"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draw:custom-shape draw:name="Title 1" draw:style-name="gr8" draw:text-style-name="P1" draw:layer="layout" svg:width="22.859cm" svg:height="3.174cm" svg:x="1.27cm" svg:y="0.763cm">
          <text:p text:style-name="P14"><text:span text:style-name="T8">Document Development</text:span></text:p>
          <draw:enhanced-geometry svg:viewBox="0 0 21600 21600" draw:type="rectangle" draw:enhanced-path="M 0 0 L 21600 0 21600 21600 0 21600 0 0 Z N"/>
        </draw:custom-shape>
        <draw:custom-shape draw:name="Content Placeholder 2" draw:style-name="gr8" draw:text-style-name="P1" draw:layer="layout" svg:width="22.859cm" svg:height="14.181cm" svg:x="1.27cm" svg:y="3.387cm">
          <text:list text:style-name="L5">
            <text:list-item>
              <text:p text:style-name="P15"><text:span text:style-name="T9">The </text:span><text:span text:style-name="T10">IMS For Amateur Radio </text:span><text:span text:style-name="T9">documentation was created by Peter Gamble (VE3BQP) for the Emergency Measures Radio Group (EMRG), also known as Ottawa ARES. <text:s text:c="2"/></text:span></text:p>
            </text:list-item>
          </text:list>
          <text:p text:style-name="P16"><text:span text:style-name="T11">Website: <text:s/>www.emrg.ca</text:span><text:span text:style-name="T11"><text:tab/></text:span><text:span text:style-name="T11">Email: ve3bqp at rac.ca</text:span></text:p>
          <text:list text:style-name="L6">
            <text:list-item>
              <text:p text:style-name="P17"><text:span text:style-name="T9">This documentation is in its early development and will require several reviews and updates before it can be considered final versions. Comments are welcome: ve3bqp at rac.ca</text:span></text:p>
            </text:list-item>
            <text:list-item>
              <text:p text:style-name="P17"><text:span text:style-name="T9">IMS For Amateur Radio will be shared and refined within the Capital – Seaway ARES District (Eastern Ontario), and will be integrated with the District Mutual Aid Plan (DMAP).</text:span></text:p>
            </text:list-item>
            <text:list-item>
              <text:p text:style-name="P17"><text:span text:style-name="T9">The documentation is being reviewed with the City of Ottawa, the Province of Ontario and other ICS/IMS practitioners, to ensure that it follows ICS/IMS standard practices.</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draw:frame draw:name="Footer Placeholder 1" presentation:style-name="pr4"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4"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draw:custom-shape draw:name="Title 1" draw:style-name="gr8" draw:text-style-name="P1" draw:layer="layout" svg:width="22.859cm" svg:height="3.174cm" svg:x="1.27cm" svg:y="0.763cm">
          <text:p text:style-name="P14"><text:span text:style-name="T8">Objectives</text:span></text:p>
          <draw:enhanced-geometry svg:viewBox="0 0 21600 21600" draw:type="rectangle" draw:enhanced-path="M 0 0 L 21600 0 21600 21600 0 21600 0 0 Z N"/>
        </draw:custom-shape>
        <draw:custom-shape draw:name="Content Placeholder 2" draw:style-name="gr8" draw:text-style-name="P1" draw:layer="layout" svg:width="22.859cm" svg:height="13.629cm" svg:x="1.27cm" svg:y="3.938cm">
          <text:list text:style-name="L6">
            <text:list-item>
              <text:p text:style-name="P17"><text:span text:style-name="T9">The objective for this documentation is to define how to implement IMS for Amateur Radio, in a way that is simple to understand and implement, includes a complete end to end solution with supporting documentation, and is supported by clients and Emergency Management Ontario (EMO). </text:span></text:p>
            </text:list-item>
            <text:list-item>
              <text:p text:style-name="P17"><text:span text:style-name="T9">Development of IMS For Amateur Radio must include clients and partners to help shape it into something that fits with their IMS structure and expectations. This cannot be something that Amateurs develop in isolation.</text:span></text:p>
            </text:list-item>
            <text:list-item>
              <text:p text:style-name="P17"><text:span text:style-name="T9">Anyone is welcome to use this documentation. Identifying EMRG – Ottawa ARES as the source would be appreciated.</text:span></text:p>
            </text:list-item>
          </text:list>
          <text:p text:style-name="P17"><text:span text:style-name="T9"/></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End to End Solution" draw:style-name="dp1" draw:master-page-name="Default_20_2" presentation:presentation-page-layout-name="AL2T11">
        <draw:frame draw:name="Title 3" presentation:style-name="pr6" draw:text-style-name="P1" draw:layer="layout" svg:width="22.859cm" svg:height="3.174cm" svg:x="1.27cm" svg:y="0.763cm" presentation:class="title" presentation:user-transformed="true">
          <draw:text-box>
            <text:p text:style-name="P10"><text:span text:style-name="T8">End to End Solution</text:span></text:p>
          </draw:text-box>
        </draw:frame>
        <draw:frame draw:name="Content Placeholder 4" presentation:style-name="pr7" draw:text-style-name="P1" draw:layer="layout" svg:width="22.859cm" svg:height="12.571cm" svg:x="1.27cm" svg:y="4.445cm" presentation:class="outline" presentation:user-transformed="true">
          <draw:text-box>
            <text:list text:style-name="L7">
              <text:list-item>
                <text:p text:style-name="P18"><text:span text:style-name="T9">End to End solution means creating documentation with examples, check lists, and templates, that allow the Amateur Radio IMS structure to be easily implemented and managed by Amateurs with limited knowledge and practice. Some knowledge and skill is required, but the Amateurs are also volunteers.</text:span></text:p>
              </text:list-item>
              <text:list-item>
                <text:p text:style-name="P18"><text:span text:style-name="T9">Templates for example can include blank boxes for a basic IMS structure, so the Director can fill in names for the positions required. The structure for a basic event will be quite similar across events and having a template is much easier than trying to design a structure from scratch each time.</text:span></text:p>
              </text:list-item>
              <text:list-item>
                <text:p text:style-name="P18"><text:span text:style-name="T9">Position checklists will help people verify that they are doing all the things they need to do and are completing the forms required for their position. This will include who needs the completed form.</text:span></text:p>
              </text:list-item>
            </text:list>
          </draw:text-box>
        </draw:frame>
        <draw:frame draw:name="Footer Placeholder 1" presentation:style-name="pr8"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8"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presentation:notes draw:style-name="dp2">
          <draw:page-thumbnail draw:style-name="gr7" draw:layer="layout" svg:width="13.968cm" svg:height="10.476cm" svg:x="3.81cm" svg:y="2.123cm" draw:page-number="5" presentation:class="page"/>
          <draw:frame presentation:style-name="pr9" draw:layer="layout" svg:width="17.271cm" svg:height="12.573cm" svg:x="2.159cm" svg:y="13.271cm" presentation:class="notes" presentation:placeholder="true">
            <draw:text-box/>
          </draw:frame>
        </presentation:notes>
      </draw:page>
      <draw:page draw:name="page6" draw:style-name="dp1" draw:master-page-name="Default_20_1">
        <draw:frame draw:name="Footer Placeholder 1" presentation:style-name="pr4"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4"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draw:custom-shape draw:name="Title 5" draw:style-name="gr8" draw:text-style-name="P1" draw:layer="layout" svg:width="22.859cm" svg:height="3.174cm" svg:x="1.27cm" svg:y="0.763cm">
          <text:p text:style-name="P14"><text:span text:style-name="T12">ICS, IMS, NIMS ?</text:span></text:p>
          <draw:enhanced-geometry svg:viewBox="0 0 21600 21600" draw:type="rectangle" draw:enhanced-path="M 0 0 L 21600 0 21600 21600 0 21600 0 0 Z N"/>
        </draw:custom-shape>
        <draw:custom-shape draw:name="Content Placeholder 6" draw:style-name="gr8" draw:text-style-name="P1" draw:layer="layout" svg:width="22.859cm" svg:height="12.911cm" svg:x="1.27cm" svg:y="4.657cm">
          <text:list text:style-name="L6">
            <text:list-item>
              <text:p text:style-name="P19"><text:span text:style-name="T9">The documentation will refer to the Incident Management System (IMS) because that is the direction taken by Emergency Management Ontario (EMO) and this document was written in Ontario Canada.</text:span></text:p>
            </text:list-item>
            <text:list-item>
              <text:p text:style-name="P19"><text:span text:style-name="T9">IMS is built on the ICS (Incident Command System).</text:span></text:p>
            </text:list-item>
            <text:list-item>
              <text:p text:style-name="P19"><text:span text:style-name="T9">Some would argue that IMS is ICS, with a slight name change.</text:span></text:p>
            </text:list-item>
            <text:list-item>
              <text:p text:style-name="P19"><text:span text:style-name="T9">IMS can be thought of as the multi agency, multi site implementation of ICS, while ICS is used for single site management. </text:span></text:p>
            </text:list-item>
            <text:list-item>
              <text:p text:style-name="P19"><text:span text:style-name="T9">National Incident Management System (NIMS) is a US Federal directive to implement a standard Incident Management System Nationally.</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draw:frame draw:name="Footer Placeholder 1" presentation:style-name="pr4"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4"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draw:custom-shape draw:name="Title 1" draw:style-name="gr8" draw:text-style-name="P1" draw:layer="layout" svg:width="22.859cm" svg:height="3.174cm" svg:x="1.27cm" svg:y="0.763cm">
          <text:p text:style-name="P14"><text:span text:style-name="T12">Amateur Radio IMS</text:span></text:p>
          <draw:enhanced-geometry svg:viewBox="0 0 21600 21600" draw:type="rectangle" draw:enhanced-path="M 0 0 L 21600 0 21600 21600 0 21600 0 0 Z N"/>
        </draw:custom-shape>
        <draw:custom-shape draw:name="Content Placeholder 2" draw:style-name="gr8" draw:text-style-name="P1" draw:layer="layout" svg:width="22.859cm" svg:height="12.571cm" svg:x="1.27cm" svg:y="4.445cm">
          <text:list text:style-name="L6">
            <text:list-item>
              <text:p text:style-name="P19"><text:span text:style-name="T9">There are numerous views about Amateur radio emergency communications and how it fits in with the IMS. Most views simply require Amateur radio operators to take IMS courses and make the clients (Officials) responsible for implementation. </text:span></text:p>
            </text:list-item>
          </text:list>
          <text:list text:style-name="L8">
            <text:list-item>
              <text:list>
                <text:list-item>
                  <text:p text:style-name="P20"><text:span text:style-name="T11">EMRG-803, </text:span><text:span text:style-name="T13">Why Not Use ARCT, </text:span><text:span text:style-name="T11">describes why this is not a solution.</text:span></text:p>
                </text:list-item>
              </text:list>
            </text:list-item>
            <text:list-item>
              <text:p text:style-name="P19"><text:span text:style-name="T9">This document, </text:span><text:span text:style-name="T10">EMRG-801 Introduction</text:span><text:span text:style-name="T9">, describes the set of documentation that supports understanding and implementing IMS for Amateur Radio. </text:span></text:p>
            </text:list-item>
            <text:list-item>
              <text:p text:style-name="P19"><text:span text:style-name="T9">There is only one Incident Management System (IMS), which is used by everyone, including Amateur Radio. This documentation explains how to apply the standard IMS to Amateur Radio activities.</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draw:frame draw:name="Footer Placeholder 1" presentation:style-name="pr4"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4"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draw:custom-shape draw:name="Title 1" draw:style-name="gr8" draw:text-style-name="P1" draw:layer="layout" svg:width="22.859cm" svg:height="3.174cm" svg:x="1.27cm" svg:y="0.763cm">
          <text:p text:style-name="P14"><text:span text:style-name="T12">ICS/IMS Training</text:span></text:p>
          <draw:enhanced-geometry svg:viewBox="0 0 21600 21600" draw:type="rectangle" draw:enhanced-path="M 0 0 L 21600 0 21600 21600 0 21600 0 0 Z N"/>
        </draw:custom-shape>
        <draw:custom-shape draw:name="Content Placeholder 2" draw:style-name="gr8" draw:text-style-name="P1" draw:layer="layout" svg:width="22.859cm" svg:height="13.629cm" svg:x="1.27cm" svg:y="3.938cm">
          <text:list text:style-name="L6">
            <text:list-item>
              <text:p text:style-name="P21"><text:span text:style-name="T10">IMS For Amateur Radio </text:span><text:span text:style-name="T9">is a set of training and support documents that provide a practical look at how Amateur Radio fits into the IMS structure and how IMS can be used to manage Amateur Radio service delivery for public service events and in an emergency.</text:span></text:p>
            </text:list-item>
            <text:list-item>
              <text:p text:style-name="P19"><text:span text:style-name="T9">This material should be started after working through an ICS/IMS 100 course. It will probably take several reviews of the ICS/IMS 100 course and this material, to get a full understanding.</text:span></text:p>
            </text:list-item>
          </text:list>
          <text:list text:style-name="L8">
            <text:list-item>
              <text:list>
                <text:list-item>
                  <text:p text:style-name="P20"><text:span text:style-name="T11">The ICS/IMS courses are typically focused on forest fire scenarios, making it more difficult for Amateurs to understand how IMS applies. This documentation will explain how Amateur radio fits in.</text:span></text:p>
                </text:list-item>
              </text:list>
            </text:list-item>
            <text:list-item>
              <text:p text:style-name="P19"><text:span text:style-name="T9">Emergency Management Ontario (EMO), IMS 100 training is available online at; </text:span></text:p>
            </text:list-item>
          </text:list>
          <text:p text:style-name="P22"><text:span text:style-name="T6">http://www.emergencymanagementontario.ca/english/professionals/Training/courses.html</text:span></text:p>
          <text:p text:style-name="P23"><text:span text:style-name="T9"/></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draw:frame draw:name="Footer Placeholder 1" presentation:style-name="pr4"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4"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draw:custom-shape draw:name="Title 1" draw:style-name="gr8" draw:text-style-name="P1" draw:layer="layout" svg:width="22.859cm" svg:height="3.174cm" svg:x="1.27cm" svg:y="0.763cm">
          <text:p text:style-name="P14"><text:span text:style-name="T12">ICS/IMS Training </text:span><text:span text:style-name="T14">continued</text:span></text:p>
          <draw:enhanced-geometry svg:viewBox="0 0 21600 21600" draw:type="rectangle" draw:enhanced-path="M 0 0 L 21600 0 21600 21600 0 21600 0 0 Z N"/>
        </draw:custom-shape>
        <draw:custom-shape draw:name="Content Placeholder 2" draw:style-name="gr8" draw:text-style-name="P1" draw:layer="layout" svg:width="22.859cm" svg:height="13.629cm" svg:x="1.27cm" svg:y="3.938cm">
          <text:list text:style-name="L6">
            <text:list-item>
              <text:p text:style-name="P19"><text:span text:style-name="T9">For most Amateurs, the ICS/IMS 100 course, plus this material will provide the foundation required. </text:span></text:p>
            </text:list-item>
            <text:list-item>
              <text:p text:style-name="P19"><text:span text:style-name="T9">Amateurs are encouraged to take other levels of ICS/IMS training if available, but not all amateurs have access, or the time, to complete the training.</text:span></text:p>
            </text:list-item>
            <text:list-item>
              <text:p text:style-name="P19"><text:span text:style-name="T9">Online training is available from several sources for ICS/IMS 100, and there are several complete or partial courses available online for ICS/IMS 200. Learning more is never a bad thing.</text:span></text:p>
            </text:list-item>
          </text:list>
          <text:p text:style-name="P21"><text:span text:style-name="T9"/></text:p>
          <text:p text:style-name="P23"><text:span text:style-name="T9"/></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General IMS Training" draw:style-name="dp1" draw:master-page-name="Default_20_2" presentation:presentation-page-layout-name="AL2T11">
        <draw:frame draw:name="Title 3" presentation:style-name="pr6" draw:text-style-name="P1" draw:layer="layout" svg:width="22.859cm" svg:height="3.174cm" svg:x="1.27cm" svg:y="0.763cm" presentation:class="title" presentation:user-transformed="true">
          <draw:text-box>
            <text:p text:style-name="P10"><text:span text:style-name="T8">General IMS Training</text:span></text:p>
          </draw:text-box>
        </draw:frame>
        <draw:frame draw:name="Content Placeholder 4" presentation:style-name="pr7" draw:text-style-name="P1" draw:layer="layout" svg:width="22.859cm" svg:height="12.571cm" svg:x="1.27cm" svg:y="4.445cm" presentation:class="outline" presentation:user-transformed="true">
          <draw:text-box>
            <text:p text:style-name="P24"><text:span text:style-name="T9">This set of training documents covers all aspects of using IMS for Amateur Radio from introduction to working with multiple EOCs.</text:span></text:p>
            <text:list text:style-name="L7">
              <text:list-item>
                <text:p text:style-name="P24"><text:span text:style-name="T9">801</text:span><text:span text:style-name="T9"><text:tab/></text:span><text:span text:style-name="T9">Introduction</text:span></text:p>
              </text:list-item>
              <text:list-item>
                <text:p text:style-name="P24"><text:span text:style-name="T9">802</text:span><text:span text:style-name="T9"><text:tab/></text:span><text:span text:style-name="T9">Understanding Emergency Response</text:span></text:p>
              </text:list-item>
              <text:list-item>
                <text:p text:style-name="P24"><text:span text:style-name="T9">803</text:span><text:span text:style-name="T9"><text:tab/></text:span><text:span text:style-name="T9">Why Not Use ARCT</text:span></text:p>
              </text:list-item>
              <text:list-item>
                <text:p text:style-name="P24"><text:span text:style-name="T9">804</text:span><text:span text:style-name="T9"><text:tab/></text:span><text:span text:style-name="T9">Getting Started With IMS</text:span></text:p>
              </text:list-item>
              <text:list-item>
                <text:p text:style-name="P24"><text:span text:style-name="T9">805</text:span><text:span text:style-name="T9"><text:tab/></text:span><text:span text:style-name="T9">Implementing IMS</text:span></text:p>
              </text:list-item>
              <text:list-item>
                <text:p text:style-name="P24"><text:span text:style-name="T9">806</text:span><text:span text:style-name="T9"><text:tab/></text:span><text:span text:style-name="T9">Advanced IMS</text:span></text:p>
              </text:list-item>
              <text:list-item>
                <text:p text:style-name="P24"><text:span text:style-name="T9">807</text:span><text:span text:style-name="T9"><text:tab/></text:span><text:span text:style-name="T9">IMS Resource Management</text:span></text:p>
              </text:list-item>
              <text:list-item>
                <text:p text:style-name="P24"><text:span text:style-name="T9">808</text:span><text:span text:style-name="T9"><text:tab/></text:span><text:span text:style-name="T9">IMS Identification</text:span></text:p>
              </text:list-item>
              <text:list-item>
                <text:p text:style-name="P24"><text:span text:style-name="T9">809</text:span><text:span text:style-name="T9"><text:tab/></text:span><text:span text:style-name="T9">IMS Forms</text:span></text:p>
              </text:list-item>
            </text:list>
            <text:p text:style-name="P24"><text:span text:style-name="T9"/></text:p>
          </draw:text-box>
        </draw:frame>
        <draw:frame draw:name="Footer Placeholder 1" presentation:style-name="pr8"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2" presentation:style-name="pr8"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presentation:notes draw:style-name="dp2">
          <draw:page-thumbnail draw:style-name="gr7" draw:layer="layout" svg:width="13.968cm" svg:height="10.476cm" svg:x="3.81cm" svg:y="2.123cm" draw:page-number="10" presentation:class="page"/>
          <draw:frame presentation:style-name="pr9" draw:layer="layout" svg:width="17.271cm" svg:height="12.573cm" svg:x="2.159cm" svg:y="13.271cm" presentation:class="notes" presentation:placeholder="true">
            <draw:text-box/>
          </draw:frame>
        </presentation:notes>
      </draw:page>
      <draw:page draw:name="Training For IMS Positions" draw:style-name="dp1" draw:master-page-name="Default_20_2" presentation:presentation-page-layout-name="AL2T11">
        <draw:frame draw:name="Title 1" presentation:style-name="pr6" draw:text-style-name="P1" draw:layer="layout" svg:width="22.859cm" svg:height="2.834cm" svg:x="1.27cm" svg:y="0.763cm" presentation:class="title" presentation:user-transformed="true">
          <draw:text-box>
            <text:p text:style-name="P10"><text:span text:style-name="T8">Training For IMS Positions</text:span></text:p>
          </draw:text-box>
        </draw:frame>
        <draw:frame draw:name="Content Placeholder 2" presentation:style-name="pr7" draw:text-style-name="P1" draw:layer="layout" svg:width="22.859cm" svg:height="13.969cm" svg:x="1.27cm" svg:y="3.598cm" presentation:class="outline" presentation:user-transformed="true">
          <draw:text-box>
            <text:p text:style-name="P24"><text:span text:style-name="T9">These documents explain the roles and responsibilities for each of these IMS positions, including which forms to complete.</text:span></text:p>
            <text:list text:style-name="L7">
              <text:list-item>
                <text:p text:style-name="P24"><text:span text:style-name="T9">821</text:span><text:span text:style-name="T9"><text:tab/></text:span><text:span text:style-name="T9">Director</text:span></text:p>
              </text:list-item>
              <text:list-item>
                <text:p text:style-name="P24"><text:span text:style-name="T9">822</text:span><text:span text:style-name="T9"><text:tab/></text:span><text:span text:style-name="T9">Liaison</text:span></text:p>
              </text:list-item>
              <text:list-item>
                <text:p text:style-name="P24"><text:span text:style-name="T9">823 </text:span><text:span text:style-name="T9"><text:tab/></text:span><text:span text:style-name="T9">Safety Officer</text:span></text:p>
              </text:list-item>
              <text:list-item>
                <text:p text:style-name="P24"><text:span text:style-name="T9">824</text:span><text:span text:style-name="T9"><text:tab/></text:span><text:span text:style-name="T9">Information Officer</text:span></text:p>
              </text:list-item>
              <text:list-item>
                <text:p text:style-name="P24"><text:span text:style-name="T9">825</text:span><text:span text:style-name="T9"><text:tab/></text:span><text:span text:style-name="T9">Operations Section Chief</text:span></text:p>
              </text:list-item>
              <text:list-item>
                <text:p text:style-name="P24"><text:span text:style-name="T9">826</text:span><text:span text:style-name="T9"><text:tab/></text:span><text:span text:style-name="T9">Planning Section Chief</text:span></text:p>
              </text:list-item>
              <text:list-item>
                <text:p text:style-name="P24"><text:span text:style-name="T9">827</text:span><text:span text:style-name="T9"><text:tab/></text:span><text:span text:style-name="T9">Logistics Section Chief</text:span></text:p>
              </text:list-item>
              <text:list-item>
                <text:p text:style-name="P24"><text:span text:style-name="T9">828</text:span><text:span text:style-name="T9"><text:tab/></text:span><text:span text:style-name="T9">Admin &amp; Finance Section Chief</text:span></text:p>
              </text:list-item>
              <text:list-item>
                <text:p text:style-name="P24"><text:span text:style-name="T9">829</text:span><text:span text:style-name="T9"><text:tab/></text:span><text:span text:style-name="T9">Resource Unit Leader</text:span></text:p>
              </text:list-item>
              <text:list-item>
                <text:p text:style-name="P24"><text:span text:style-name="T9">830</text:span><text:span text:style-name="T9"><text:tab/></text:span><text:span text:style-name="T9">Staging Manager</text:span></text:p>
              </text:list-item>
            </text:list>
            <text:p text:style-name="P24"><text:span text:style-name="T9"/></text:p>
          </draw:text-box>
        </draw:frame>
        <draw:frame draw:name="Footer Placeholder 3" presentation:style-name="pr8"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4" presentation:style-name="pr8"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presentation:notes draw:style-name="dp2">
          <draw:page-thumbnail draw:style-name="gr7" draw:layer="layout" svg:width="13.968cm" svg:height="10.476cm" svg:x="3.81cm" svg:y="2.123cm" draw:page-number="11" presentation:class="page"/>
          <draw:frame presentation:style-name="pr9" draw:layer="layout" svg:width="17.271cm" svg:height="12.573cm" svg:x="2.159cm" svg:y="13.271cm" presentation:class="notes" presentation:placeholder="true">
            <draw:text-box/>
          </draw:frame>
        </presentation:notes>
      </draw:page>
      <draw:page draw:name="IMS Support Documents" draw:style-name="dp1" draw:master-page-name="Default_20_2" presentation:presentation-page-layout-name="AL2T11">
        <draw:frame draw:name="Title 1" presentation:style-name="pr6" draw:text-style-name="P1" draw:layer="layout" svg:width="22.859cm" svg:height="3.174cm" svg:x="1.27cm" svg:y="0.763cm" presentation:class="title" presentation:user-transformed="true">
          <draw:text-box>
            <text:p text:style-name="P10"><text:span text:style-name="T8">IMS Support Documents</text:span></text:p>
          </draw:text-box>
        </draw:frame>
        <draw:frame draw:name="Content Placeholder 2" presentation:style-name="pr7" draw:text-style-name="P1" draw:layer="layout" svg:width="22.859cm" svg:height="12.571cm" svg:x="1.27cm" svg:y="4.445cm" presentation:class="outline" presentation:user-transformed="true">
          <draw:text-box>
            <text:p text:style-name="P24"><text:span text:style-name="T9">These documents are references or guides to support IMS implementation. They are not training material, but must be reviewed as part of training.</text:span></text:p>
            <text:list text:style-name="L7">
              <text:list-item>
                <text:p text:style-name="P24"><text:span text:style-name="T9">851</text:span><text:span text:style-name="T9"><text:tab/></text:span><text:span text:style-name="T9">IMS Forms Supplemental Instructions</text:span></text:p>
              </text:list-item>
            </text:list>
            <text:p text:style-name="P24"><text:span text:style-name="T9"/></text:p>
          </draw:text-box>
        </draw:frame>
        <draw:frame draw:name="Footer Placeholder 3" presentation:style-name="pr8"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4" presentation:style-name="pr8"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presentation:notes draw:style-name="dp2">
          <draw:page-thumbnail draw:style-name="gr7" draw:layer="layout" svg:width="13.968cm" svg:height="10.476cm" svg:x="3.81cm" svg:y="2.123cm" draw:page-number="12" presentation:class="page"/>
          <draw:frame presentation:style-name="pr9" draw:layer="layout" svg:width="17.271cm" svg:height="12.573cm" svg:x="2.159cm" svg:y="13.271cm" presentation:class="notes" presentation:placeholder="true">
            <draw:text-box/>
          </draw:frame>
        </presentation:notes>
      </draw:page>
      <draw:page draw:name="Review" draw:style-name="dp1" draw:master-page-name="Default_20_2" presentation:presentation-page-layout-name="AL2T11">
        <draw:frame draw:name="Title 1" presentation:style-name="pr6" draw:text-style-name="P1" draw:layer="layout" svg:width="22.859cm" svg:height="3.174cm" svg:x="1.27cm" svg:y="0.763cm" presentation:class="title" presentation:user-transformed="true">
          <draw:text-box>
            <text:p text:style-name="P10"><text:span text:style-name="T8">Review</text:span></text:p>
          </draw:text-box>
        </draw:frame>
        <draw:frame draw:name="Content Placeholder 2" presentation:style-name="pr7" draw:text-style-name="P1" draw:layer="layout" svg:width="22.859cm" svg:height="12.571cm" svg:x="1.27cm" svg:y="4.445cm" presentation:class="outline" presentation:user-transformed="true">
          <draw:text-box>
            <text:list text:style-name="L7">
              <text:list-item>
                <text:p text:style-name="P24"><text:span text:style-name="T15">To be added</text:span></text:p>
              </text:list-item>
            </text:list>
          </draw:text-box>
        </draw:frame>
        <draw:frame draw:name="Footer Placeholder 3" presentation:style-name="pr8"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4" presentation:style-name="pr8"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presentation:notes draw:style-name="dp2">
          <draw:page-thumbnail draw:style-name="gr7" draw:layer="layout" svg:width="13.968cm" svg:height="10.476cm" svg:x="3.81cm" svg:y="2.123cm" draw:page-number="13" presentation:class="page"/>
          <draw:frame presentation:style-name="pr9" draw:layer="layout" svg:width="17.271cm" svg:height="12.573cm" svg:x="2.159cm" svg:y="13.271cm" presentation:class="notes" presentation:placeholder="true">
            <draw:text-box/>
          </draw:frame>
        </presentation:notes>
      </draw:page>
      <draw:page draw:name="Answers" draw:style-name="dp1" draw:master-page-name="Default_20_2" presentation:presentation-page-layout-name="AL2T11">
        <draw:frame draw:name="Title 1" presentation:style-name="pr6" draw:text-style-name="P1" draw:layer="layout" svg:width="22.859cm" svg:height="3.174cm" svg:x="1.27cm" svg:y="0.763cm" presentation:class="title" presentation:user-transformed="true">
          <draw:text-box>
            <text:p text:style-name="P10"><text:span text:style-name="T8">Answers</text:span></text:p>
          </draw:text-box>
        </draw:frame>
        <draw:frame draw:name="Content Placeholder 2" presentation:style-name="pr7" draw:text-style-name="P1" draw:layer="layout" svg:width="22.859cm" svg:height="12.571cm" svg:x="1.27cm" svg:y="4.445cm" presentation:class="outline" presentation:user-transformed="true">
          <draw:text-box>
            <text:list text:style-name="L7">
              <text:list-item>
                <text:p text:style-name="P24"><text:span text:style-name="T15">To be added</text:span></text:p>
              </text:list-item>
            </text:list>
          </draw:text-box>
        </draw:frame>
        <draw:frame draw:name="Footer Placeholder 3" presentation:style-name="pr8"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4" presentation:style-name="pr8"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presentation:notes draw:style-name="dp2">
          <draw:page-thumbnail draw:style-name="gr7" draw:layer="layout" svg:width="13.968cm" svg:height="10.476cm" svg:x="3.81cm" svg:y="2.123cm" draw:page-number="14" presentation:class="page"/>
          <draw:frame presentation:style-name="pr9" draw:layer="layout" svg:width="17.271cm" svg:height="12.573cm" svg:x="2.159cm" svg:y="13.271cm" presentation:class="notes" presentation:placeholder="true">
            <draw:text-box/>
          </draw:frame>
        </presentation:notes>
      </draw:page>
      <draw:page draw:name="page15" draw:style-name="dp1" draw:master-page-name="Default_20_1">
        <draw:frame draw:name="Footer Placeholder 3" presentation:style-name="pr4" draw:text-style-name="P12" draw:layer="layout" svg:width="16.756cm" svg:height="1.101cm" svg:x="4.198cm" svg:y="17.568cm" presentation:class="footer" presentation:user-transformed="true">
          <draw:text-box>
            <text:p text:style-name="P11"><text:span text:style-name="T6">Emergency Measures Radio Group (EMRG) - Ottawa ARES</text:span></text:p>
          </draw:text-box>
        </draw:frame>
        <draw:frame draw:name="Slide Number Placeholder 4" presentation:style-name="pr4" draw:text-style-name="P13" draw:layer="layout" svg:width="3.028cm" svg:height="1.101cm" svg:x="21.101cm" svg:y="17.568cm" presentation:class="page-number" presentation:user-transformed="true">
          <draw:text-box>
            <text:p text:style-name="P11"><text:span text:style-name="T6"><text:page-number>&lt;number&gt;</text:page-number></text:span></text:p>
          </draw:text-box>
        </draw:frame>
        <draw:custom-shape draw:name="Text Box 4" draw:style-name="gr3" draw:text-style-name="P1" draw:layer="layout" svg:width="15.107cm" svg:height="2.537cm" svg:x="5.447cm" svg:y="1.252cm">
          <text:p text:style-name="P3"><text:span text:style-name="T16">www.emrg.ca</text:span></text:p>
          <draw:enhanced-geometry svg:viewBox="0 0 21600 21600" draw:type="rectangle" draw:enhanced-path="M 0 0 L 21600 0 21600 21600 0 21600 0 0 Z N"/>
        </draw:custom-shape>
        <draw:custom-shape draw:name="Text Box 5" draw:style-name="gr2" draw:text-style-name="P1" draw:layer="layout" svg:width="20.813cm" svg:height="9.439cm" svg:x="2.646cm" svg:y="4.763cm">
          <text:p text:style-name="P25"><text:span text:style-name="T15">The EMRG web site provides information related to Amateur radio emergency communications, specifically as it relates to the City of Ottawa.</text:span></text:p>
          <text:list text:style-name="L12">
            <text:list-item>
              <text:list>
                <text:list-item>
                  <text:p text:style-name="P26"><text:span text:style-name="T15">Project Information</text:span></text:p>
                </text:list-item>
                <text:list-item>
                  <text:p text:style-name="P26"><text:span text:style-name="T15">Newsletters</text:span></text:p>
                </text:list-item>
                <text:list-item>
                  <text:p text:style-name="P26"><text:span text:style-name="T15">Upcoming Events</text:span></text:p>
                </text:list-item>
                <text:list-item>
                  <text:p text:style-name="P26"><text:span text:style-name="T15">Documentation</text:span></text:p>
                </text:list-item>
                <text:list-item>
                  <text:p text:style-name="P26"><text:span text:style-name="T15">Links to related information</text:span></text:p>
                </text:list-item>
              </text:list>
            </text:list-item>
          </text:list>
          <draw:enhanced-geometry svg:viewBox="0 0 21600 21600" draw:type="rectangle" draw:enhanced-path="M 0 0 L 21600 0 21600 21600 0 21600 0 0 Z N"/>
        </draw:custom-shape>
        <draw:custom-shape draw:name="Text Box 6" draw:style-name="gr2" draw:text-style-name="P1" draw:layer="layout" svg:width="6.984cm" svg:height="1.267cm" svg:x="3.986cm" svg:y="15.209cm">
          <text:p text:style-name="P2"><text:span text:style-name="T15">Information: <text:s/></text:span></text:p>
          <draw:enhanced-geometry svg:viewBox="0 0 21600 21600" draw:type="rectangle" draw:enhanced-path="M 0 0 L 21600 0 21600 21600 0 21600 0 0 Z N"/>
        </draw:custom-shape>
        <draw:frame draw:name="Picture 8" draw:style-name="gr9" draw:text-style-name="P4" draw:layer="layout" svg:width="9.101cm" svg:height="1.137cm" svg:x="10.583cm" svg:y="15.209cm">
          <draw:image xlink:href="Pictures/10000000000001580000002BD48DCE97.jpg" xlink:type="simple" xlink:show="embed" xlink:actuate="onLoad">
            <text:p/>
          </draw:image>
        </draw:frame>
        <presentation:notes draw:style-name="dp2">
          <draw:page-thumbnail draw:style-name="gr7"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35cm" svg:stroke-color="#000000" draw:stroke-linejoin="miter" draw:fill="none"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9"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font-size="18pt" fo:hyphenate="false"/>
    </style:style>
    <style:style style:name="MP5" style:family="paragraph">
      <style:paragraph-properties fo:margin-top="0cm" fo:margin-bottom="0cm" fo:text-align="center" style:punctuation-wrap="simple"/>
      <style:text-properties fo:font-size="18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338cm" fo:margin-bottom="0cm" fo:text-align="start" fo:text-indent="0cm" style:punctuation-wrap="simple"/>
      <style:text-properties fo:font-size="18pt"/>
    </style:style>
    <style:style style:name="MP12" style:family="paragraph">
      <style:paragraph-properties fo:margin-left="0cm" fo:margin-right="0cm" fo:margin-top="0.141cm" fo:margin-bottom="0cm" fo:text-align="start" fo:text-indent="0cm" style:punctuation-wrap="simple"/>
      <style:text-properties fo:font-size="18pt"/>
    </style:style>
    <style:style style:name="MP13" style:family="paragraph">
      <style:paragraph-properties fo:margin-left="0cm" fo:margin-right="0cm" fo:text-indent="0cm"/>
    </style:style>
    <style:style style:name="MT1" style:family="text">
      <style:text-properties fo:color="#00000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2" style:family="text">
      <style:text-properties fo:color="#000000" style:text-line-through-style="none" fo:font-family="'Arial Blac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1" draw:text-style-name="MP3"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Rectangle 4" presentation:style-name="Mpr2" draw:text-style-name="MP6" draw:layer="backgroundobjects" svg:width="5.926cm" svg:height="1.322cm" svg:x="1.27cm" svg:y="17.348cm" presentation:class="date-time" presentation:user-transformed="true">
        <draw:text-box>
          <text:p/>
        </draw:text-box>
      </draw:frame>
      <draw:frame draw:name="Rectangle 5" presentation:style-name="Mpr2"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2"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Rectangle 4" presentation:style-name="Mpr5" draw:text-style-name="MP6" draw:layer="backgroundobjects" svg:width="5.926cm" svg:height="1.322cm" svg:x="1.27cm" svg:y="17.348cm" presentation:class="date-time" presentation:user-transformed="true">
        <draw:text-box>
          <text:p/>
        </draw:text-box>
      </draw:frame>
      <draw:frame draw:name="Rectangle 5" presentation:style-name="Mpr5"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5"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8" draw:text-style-name="MP3"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9" draw:text-style-name="MP3" draw:layer="backgroundobjects" svg:width="22.859cm" svg:height="12.571cm" svg:x="1.27cm" svg:y="4.445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p text:style-name="MP13"><text:span text:style-name="MT5">Third level</text:span></text:p>
                </text:list-item>
              </text:list>
            </text:list-item>
          </text:list>
          <text:list text:style-name="ML8">
            <text:list-item>
              <text:list>
                <text:list-item>
                  <text:list>
                    <text:list-item>
                      <text:p text:style-name="MP13"><text:span text:style-name="MT6">Fourth level</text:span></text:p>
                    </text:list-item>
                  </text:list>
                </text:list-item>
              </text:list>
            </text:list-item>
          </text:list>
          <text:list text:style-name="ML9">
            <text:list-item>
              <text:list>
                <text:list-item>
                  <text:list>
                    <text:list-item>
                      <text:list>
                        <text:list-item>
                          <text:p text:style-name="MP13"><text:span text:style-name="MT3">Fifth level</text:span></text:p>
                        </text:list-item>
                      </text:list>
                    </text:list-item>
                  </text:list>
                </text:list-item>
              </text:list>
            </text:list-item>
          </text:list>
        </draw:text-box>
      </draw:frame>
      <draw:frame draw:name="Rectangle 4" presentation:style-name="Mpr10" draw:text-style-name="MP6" draw:layer="backgroundobjects" svg:width="5.926cm" svg:height="1.322cm" svg:x="1.27cm" svg:y="17.348cm" presentation:class="date-time" presentation:user-transformed="true">
        <draw:text-box>
          <text:p/>
        </draw:text-box>
      </draw:frame>
      <draw:frame draw:name="Rectangle 5" presentation:style-name="Mpr10"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10"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presentation:header/></text:p>
          </draw:text-box>
        </draw:frame>
        <draw:frame presentation:style-name="Mpr11" draw:text-style-name="MP2" draw:layer="backgroundobjects" svg:width="9.369cm" svg:height="1.396cm" svg:x="12.22cm" svg:y="0cm" presentation:class="date-time">
          <draw:text-box>
            <text:p text:style-name="MP2"><presentation:date-time/></text:p>
          </draw:text-box>
        </draw:frame>
        <draw:frame presentation:style-name="Mpr12" draw:text-style-name="MP1" draw:layer="backgroundobjects" svg:width="9.369cm" svg:height="1.396cm" svg:x="0cm" svg:y="26.543cm" presentation:class="footer">
          <draw:text-box>
            <text:p text:style-name="MP1"><presentation:footer/></text:p>
          </draw:text-box>
        </draw:frame>
        <draw:frame presentation:style-name="Mpr12"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153"/>
    <meta:generator>OpenOffice.org/3.2$Unix OpenOffice.org_project/320m19$Build-9505</meta:generator>
  </office:meta>
</office:document-meta>
</file>